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5.98cm"/>
    </style:style>
    <style:style style:name="co1" style:family="table-column">
      <style:table-column-properties fo:break-before="auto" style:column-width="2.258cm"/>
    </style:style>
    <style:style style:name="ro2" style:family="table-row">
      <style:table-row-properties style:row-height="0.6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style:text-position="" fo:font-size="15pt" style:font-size-asian="15pt" style:font-size-complex="15pt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7" style:family="table-cell" style:parent-style-name="Default">
      <style:text-properties style:text-position="" style:font-name="Liberation Sans" fo:font-size="15pt" style:font-name-asian="Droid Sans Fallback" style:font-size-asian="15pt" style:font-name-complex="FreeSans" style:font-size-complex="15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cc99"/>
    </style:style>
    <style:style style:name="ce10" style:family="table-cell" style:parent-style-name="Default">
      <style:table-cell-properties fo:background-color="#ccffcc"/>
    </style:style>
    <style:style style:name="ce1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odo" table:style-name="ta1">
        <table:table-column table:style-name="co1" table:number-columns-repeated="13" table:default-cell-style-name="Default"/>
        <table:table-row table:style-name="ro1">
          <table:table-cell table:style-name="ce8" office:value-type="string" calcext:value-type="string">
            <text:p>Todo</text:p>
          </table:table-cell>
          <table:table-cell table:number-columns-repeated="11"/>
          <table:table-cell office:value-type="string" calcext:value-type="string">
            <text:p>Abhishek</text:p>
          </table:table-cell>
        </table:table-row>
        <table:table-row table:style-name="ro1">
          <table:table-cell table:style-name="ce9" office:value-type="string" calcext:value-type="string">
            <text:p>netbeans setup struts first app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reshma same</text:p>
          </table:table-cell>
          <table:table-cell table:number-columns-repeated="11"/>
          <table:table-cell office:value-type="string" calcext:value-type="string">
            <text:p>Reshma all setup and flow</text:p>
          </table:table-cell>
        </table:table-row>
        <table:table-row table:style-name="ro1">
          <table:table-cell table:style-name="ce10" office:value-type="string" calcext:value-type="string">
            <text:p>template selection</text:p>
          </table:table-cell>
          <table:table-cell table:style-name="ce10" table:number-columns-repeated="2"/>
          <table:table-cell table:number-columns-repeated="9"/>
          <table:table-cell office:value-type="string" calcext:value-type="string">
            <text:p>Python sql some way or csv or insert statements etc.</text:p>
          </table:table-cell>
        </table:table-row>
        <table:table-row table:style-name="ro1">
          <table:table-cell table:style-name="ce10" office:value-type="string" calcext:value-type="string">
            <text:p>till entry form</text:p>
          </table:table-cell>
          <table:table-cell table:style-name="ce10" table:number-columns-repeated="2"/>
          <table:table-cell table:number-columns-repeated="9"/>
          <table:table-cell office:value-type="string" calcext:value-type="string">
            <text:p>JDBC connection netbeans pojo class or some model</text:p>
          </table:table-cell>
        </table:table-row>
        <table:table-row table:style-name="ro1">
          <table:table-cell office:value-type="string" calcext:value-type="string">
            <text:p>database access through struts app – customizable</text:p>
          </table:table-cell>
          <table:table-cell table:number-columns-repeated="12"/>
        </table:table-row>
        <table:table-row table:style-name="ro1">
          <table:table-cell table:style-name="ce9" office:value-type="string" calcext:value-type="string">
            <text:p>fair the work in sheets here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also cross check table entir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style-name="ce10" office:value-type="string" calcext:value-type="string">
            <text:p>decide struts or servlets simple?</text:p>
          </table:table-cell>
          <table:table-cell table:style-name="ce10" table:number-columns-repeated="3"/>
          <table:table-cell table:style-name="ce10" office:value-type="string" calcext:value-type="string">
            <text:p>anyday you can do all with struts only, it can do all servlets work, just use</text:p>
          </table:table-cell>
          <table:table-cell table:style-name="ce10" table:number-columns-repeated="4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style-name="ce10" office:value-type="string" calcext:value-type="string">
            <text:p>first few pages</text:p>
          </table:table-cell>
          <table:table-cell table:style-name="ce10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ll database tables dummy dat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dom genre in master table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ql dumps daily?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eep history on github on a folder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ll tables today!!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 any co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th constraints etc.</text:p>
          </table:table-cell>
          <table:table-cell table:number-columns-repeated="12"/>
        </table:table-row>
      </table:table>
      <table:table table:name="allgyan" table:style-name="ta1">
        <table:table-column table:style-name="co2" table:default-cell-style-name="ce5"/>
        <table:table-column table:style-name="co1" table:number-columns-repeated="12" table:default-cell-style-name="ce5"/>
        <table:table-column table:style-name="co1" table:number-columns-repeated="2" table:default-cell-style-name="Default"/>
        <table:table-row table:style-name="ro2">
          <table:table-cell table:style-name="ce4" office:value-type="string" calcext:value-type="string">
            <text:p>Registration</text:p>
          </table:table-cell>
          <table:table-cell table:number-columns-repeated="2"/>
          <table:table-cell office:value-type="string" calcext:value-type="string">
            <text:p>Doubt</text:p>
          </table:table-cell>
          <table:table-cell table:number-columns-repeated="7"/>
          <table:table-cell office:value-type="string" calcext:value-type="string">
            <text:p>Extra Tas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can register with iitd mail.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Re-verification mai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steler boolean value <text:s/>to be included in hosteler table</text:p>
          </table:table-cell>
          <table:table-cell table:number-columns-repeated="10"/>
          <table:table-cell office:value-type="string" calcext:value-type="string">
            <text:p>Instead moderator can verify the account is tru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so room number and hostel name to be included in user table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ssword missing!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e guy would be registered but cannot transac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or transaction should own two book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functionalit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ntry number, etc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has an image which he can uploa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 phone number is compulsory</text:p>
          </table:table-cell>
          <table:table-cell table:style-name="Default" table:number-columns-repeated="12"/>
          <table:table-cell table:number-columns-repeated="2"/>
        </table:table-row>
        <table:table-row table:style-name="ro1" table:number-rows-repeated="2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4"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Decided – all tagged, no common i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min can elevate a reader</text:p>
          </table:table-cell>
          <table:table-cell table:number-columns-repeated="2"/>
          <table:table-cell office:value-type="string" calcext:value-type="string">
            <text:p>Now only one moderator id to make things easy.</text:p>
          </table:table-cell>
          <table:table-cell table:number-columns-repeated="7"/>
          <table:table-cell office:value-type="string" calcext:value-type="string">
            <text:p>Blackl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min can demote a moderator</text:p>
          </table:table-cell>
          <table:table-cell table:number-columns-repeated="2"/>
          <table:table-cell office:value-type="string" calcext:value-type="string">
            <text:p>Requir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ee all complaints of all the moderators</text:p>
          </table:table-cell>
          <table:table-cell table:number-columns-repeated="2"/>
          <table:table-cell office:value-type="string" calcext:value-type="string">
            <text:p>I dont thin she will like if moderator id is just one.</text:p>
          </table:table-cell>
          <table:table-cell table:number-columns-repeated="11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4" office:value-type="string" calcext:value-type="string">
            <text:p>User ca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already in master, own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l a book from his owning, diswon a book</text:p>
          </table:table-cell>
          <table:table-cell office:value-type="string" calcext:value-type="string">
            <text:p>will have to cascade delete from everywhere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dit his acco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dit rate and revie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ive rating – edit his rating of a book - no more further rate and review constraint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give review – edit his review of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not in master, first to be verified by moderato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nage his image</text:p>
          </table:table-cell>
          <table:table-cell/>
          <table:table-cell office:value-type="string" calcext:value-type="string">
            <text:p>bad mein</text:p>
          </table:table-cell>
          <table:table-cell office:value-type="string" calcext:value-type="string">
            <text:p>revoke? Remove book from db? From each transaction history?</text:p>
          </table:table-cell>
          <table:table-cell table:number-columns-repeated="7"/>
          <table:table-cell office:value-type="string" calcext:value-type="string">
            <text:p>revoke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 show all default images first </text:p>
          </table:table-cell>
          <table:table-cell table:number-columns-repeated="2"/>
          <table:table-cell office:value-type="string" calcext:value-type="string">
            <text:p>or keep the book in db with transactable remov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d a book to a wish list, only addable if the book in master not in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send a private message to each other – usually req for phy meetup</text:p>
          </table:table-cell>
          <table:table-cell table:number-columns-repeated="10"/>
          <table:table-cell office:value-type="string" calcext:value-type="string">
            <text:p>delete messag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ew messages, sent, receiv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rch books by filters</text:p>
          </table:table-cell>
          <table:table-cell table:number-columns-repeated="10"/>
          <table:table-cell office:value-type="string" calcext:value-type="string">
            <text:p>search people</text:p>
          </table:table-cell>
          <table:table-cell/>
          <table:table-cell office:value-type="string" calcext:value-type="string">
            <text:p>do not allow</text:p>
          </table:table-cell>
          <table:table-cell office:value-type="string" calcext:value-type="string">
            <text:p>keep simple</text:p>
          </table:table-cell>
        </table:table-row>
        <table:table-row table:style-name="ro3">
          <table:table-cell office:value-type="string" calcext:value-type="string">
            <text:p>can see four kinds of books stacks: </text:p>
            <text:p>books he own, books he physically has, books req by him, books req from him</text:p>
          </table:table-cell>
          <table:table-cell office:value-type="string" calcext:value-type="string">
            <text:p>common view 4</text:p>
          </table:table-cell>
          <table:table-cell/>
          <table:table-cell office:value-type="string" calcext:value-type="string">
            <text:p>transaction history?</text:p>
          </table:table-cell>
          <table:table-cell table:number-columns-repeated="2"/>
          <table:table-cell office:value-type="string" calcext:value-type="string">
            <text:p>useless questio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oks req kinds, the last two above, <text:s/>will show transaction status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gets notified when wish book is available</text:p>
          </table:table-cell>
          <table:table-cell office:value-type="string" calcext:value-type="string">
            <text:p>bad mein</text:p>
          </table:table-cell>
          <table:table-cell/>
          <table:table-cell office:value-type="string" calcext:value-type="string">
            <text:p>what happens in <text:span text:style-name="T1">revoke</text:span>? User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ser also to have a derived attribute number of messages unread</text:p>
          </table:table-cell>
          <table:table-cell table:number-columns-repeated="2"/>
          <table:table-cell table:style-name="Default" office:value-type="string" calcext:value-type="string">
            <text:p>time1: send msg to people who have my books, also you need to return books,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table:number-columns-repeated="2"/>
          <table:table-cell table:style-name="Default" office:value-type="string" calcext:value-type="string">
            <text:p>time2: if above cond fulfill then still reg user but no book</text:p>
          </table:table-cell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user can also have derived attribute number of books owned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office:value-type="string" calcext:value-type="string">
            <text:p>looks fine</text:p>
          </table:table-cell>
          <table:table-cell table:style-name="Default" table:number-columns-repeated="11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style-name="ce4" office:value-type="string" calcext:value-type="string">
            <text:p>Master books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We will use only default images for now</text:p>
          </table:table-cell>
          <table:table-cell table:number-columns-repeated="10"/>
          <table:table-cell office:value-type="string" calcext:value-type="string">
            <text:p>fetch images from amaz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nd new datset if possible, for genre and more books</text:p>
          </table:table-cell>
          <table:table-cell table:number-columns-repeated="14"/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style-name="ce4" office:value-type="string" calcext:value-type="string">
            <text:p>User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viewed by anyon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s he ow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 he h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is info and im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edited by the owner of the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if user is not transact-able now, still show page, his previous books if any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4" office:value-type="string" calcext:value-type="string">
            <text:p>Messages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? Click on msg link once clicked set read msg to 1. Read by receiver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s whtere the receiver read it!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4" office:value-type="string" calcext:value-type="string">
            <text:p>Book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ook info</text:p>
          </table:table-cell>
          <table:table-cell table:number-columns-repeated="2"/>
          <table:table-cell office:value-type="string" calcext:value-type="string">
            <text:p>also shows a table at dow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ook image</text:p>
          </table:table-cell>
          <table:table-cell table:number-columns-repeated="2"/>
          <table:table-cell office:value-type="string" calcext:value-type="string">
            <text:p>ph_id</text:p>
          </table:table-cell>
          <table:table-cell office:value-type="string" calcext:value-type="string">
            <text:p>book with</text:p>
          </table:table-cell>
          <table:table-cell office:value-type="string" calcext:value-type="string">
            <text:p>reques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tle etc</text:p>
          </table:table-cell>
          <table:table-cell table:number-columns-repeated="2"/>
          <table:table-cell office:value-type="string" calcext:value-type="string">
            <text:p>not a link</text:p>
          </table:table-cell>
          <table:table-cell table:number-columns-repeated="2" office:value-type="string" calcext:value-type="string">
            <text:p>lin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w many available? Is available?</text:p>
          </table:table-cell>
          <table:table-cell table:number-columns-repeated="2"/>
          <table:table-cell office:value-type="string" calcext:value-type="string">
            <text:p>cam create a link will se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of physical copies if available</text:p>
          </table:table-cell>
          <table:table-cell table:number-columns-repeated="2"/>
          <table:table-cell office:value-type="string" calcext:value-type="string">
            <text:p>will show then in requeste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showing who has this book, whose book it is, last condition, last transaction date, request link, 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after request, can track in books request view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table:style-name="ce4" office:value-type="string" calcext:value-type="string">
            <text:p>For transaction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You can request a book from some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n transaction table as requested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Now the other person can say ok in system or can decline if he had the book for less than 20 days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ttaus will change to in_transit for ok and cancelled for decline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y can send msgs and communicate, physically meet and share book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lender updates that he ha given book → status in e1 and borrower needs to confirm and describe book condition, for e2 status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borrower updates he has taken book from some1, then just a msg to both and status to e2</text:p>
          </table:table-cell>
          <table:table-cell table:style-name="Default" table:number-columns-repeated="12"/>
          <table:table-cell table:number-columns-repeated="2"/>
        </table:table-row>
        <table:table-row table:style-name="ro5">
          <table:table-cell table:style-name="ce6" office:value-type="string" calcext:value-type="string">
            <text:p>if lender updates to e1 status and borrower takes more than two days send msg to moderatror, and notify both people</text:p>
          </table:table-cell>
          <table:table-cell table:style-name="Default" table:number-columns-repeated="12"/>
          <table:table-cell table:number-columns-repeated="2"/>
        </table:table-row>
        <table:table-row table:style-name="ro2" table:number-rows-repeated="3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4" office:value-type="string" calcext:value-type="string">
            <text:p>Moderator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erator verifies new entry for books in master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ndles complai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f the book is with a person for 20 days, and somebody's request has passed more than 7 days (+20) than inform the moderator, with msg to both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an send msg to produce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dited book info also verify?? - bad mein</text:p>
          </table:table-cell>
          <table:table-cell table:number-columns-repeated="14"/>
        </table:table-row>
        <table:table-row table:style-name="ro2" table:number-rows-repeated="6">
          <table:table-cell table:number-columns-repeated="15"/>
        </table:table-row>
        <table:table-row table:style-name="ro2">
          <table:table-cell table:style-name="ce4" office:value-type="string" calcext:value-type="string">
            <text:p>Table formats roug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sg: fromid, toid, date, msg, statu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ting: mid, rating, review, ui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ster table: mid, etc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hysical: physicalid, mid, ownerid, holderid, dateofholding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shlist: uid, mid, dateofwishlist</text:p>
          </table:table-cell>
          <table:table-cell/>
          <table:table-cell table:style-name="Default"/>
          <table:table-cell table:number-columns-repeated="12"/>
        </table:table-row>
        <table:table-row table:style-name="ro4">
          <table:table-cell table:style-name="ce7" office:value-type="string" calcext:value-type="string">
            <text:p>UseR: fname, name, email, entry no, derived as desc in <text:span text:style-name="T1">users can</text:span>, owned books, has books, and unread msg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ransaction: tid, from, to, physicalid, datestart, status(4-5), lastupdatestatus, bookcond : constraint e2 and bookcon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tory of wishlist? - notified column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compliants? Bad mei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pararte table from mess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plaint directly goes to the next mod in sequence, seq can be a view of mods only from user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 status with the complaint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te of complain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rived attribute days pass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min can see for all mod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s can see for th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th notif for unread complia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sers can see compliants logged histor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s</text:p>
          </table:table-cell>
          <table:table-cell table:number-columns-repeated="14"/>
        </table:table-row>
        <table:table-row table:style-name="ro2" table:number-rows-repeated="178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3">00/00/0000</text:date>, <text:time style:data-style-name="N2" text:time-value="16:21:23.2424998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3-03T16:22:53.716702485</dc:date>
    <meta:editing-duration>PT7H42M35S</meta:editing-duration>
    <meta:editing-cycles>15</meta:editing-cycles>
    <meta:generator>LibreOffice/4.2.3.3$Linux_X86_64 LibreOffice_project/420m0$Build-3</meta:generator>
    <meta:document-statistic meta:table-count="2" meta:cell-count="152" meta:object-count="0"/>
  </office:meta>
</office:document-meta>
</file>